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l.espressif.com/dl/package_esp32_index.json,https://arduino.esp8266.com/stable/package_esp8266com_index.j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8:41:53.855402851</meta:creation-date>
    <dc:date>2022-01-08T18:42:12.538396661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17" meta:non-whitespace-character-count="117"/>
    <meta:generator>LibreOffice/6.4.7.2$Linux_X86_64 LibreOffice_project/40$Build-2</meta:generator>
  </office:meta>
</office:document-meta>
</file>